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style:text-underline-style="none" officeooo:rsid="00128a2b" officeooo:paragraph-rsid="006728ed" style:font-size-asian="14pt" style:font-size-complex="14pt"/>
    </style:style>
    <style:style style:name="P2" style:family="paragraph" style:parent-style-name="Standard">
      <style:text-properties style:font-name="Arial" officeooo:rsid="00128a2b" officeooo:paragraph-rsid="0073d01f"/>
    </style:style>
    <style:style style:name="P3" style:family="paragraph" style:parent-style-name="Standard">
      <style:text-properties style:font-name="Arial" officeooo:rsid="00128a2b" officeooo:paragraph-rsid="00780952"/>
    </style:style>
    <style:style style:name="P4" style:family="paragraph" style:parent-style-name="Standard">
      <style:text-properties style:font-name="Arial" fo:font-size="14pt" style:text-underline-style="none" officeooo:rsid="0077c19c" officeooo:paragraph-rsid="00780952" style:font-size-asian="14pt" style:font-size-complex="14pt"/>
    </style:style>
    <style:style style:name="P5" style:family="paragraph" style:parent-style-name="Standard">
      <style:text-properties style:font-name="Arial" fo:font-size="14pt" style:text-underline-style="none" officeooo:rsid="0075f641" officeooo:paragraph-rsid="0076e557" style:font-size-asian="14pt" style:font-size-complex="14pt"/>
    </style:style>
    <style:style style:name="P6" style:family="paragraph" style:parent-style-name="Standard">
      <style:text-properties style:font-name="Arial" fo:font-size="14pt" style:text-underline-style="none" officeooo:rsid="00152a50" officeooo:paragraph-rsid="0073d01f" style:font-size-asian="14pt" style:font-size-complex="14pt"/>
    </style:style>
    <style:style style:name="P7" style:family="paragraph" style:parent-style-name="Standard">
      <style:text-properties style:font-name="Arial" fo:font-size="14pt" style:text-underline-style="none" officeooo:rsid="00152a50" officeooo:paragraph-rsid="006c9859" style:font-size-asian="14pt" style:font-size-complex="14pt"/>
    </style:style>
    <style:style style:name="P8" style:family="paragraph" style:parent-style-name="Standard">
      <style:text-properties style:font-name="Arial" fo:font-size="14pt" style:text-underline-style="none" officeooo:rsid="00152a50" officeooo:paragraph-rsid="0066d35e" style:font-size-asian="14pt" style:font-size-complex="14pt"/>
    </style:style>
    <style:style style:name="P9" style:family="paragraph" style:parent-style-name="Standard">
      <style:text-properties style:font-name="Arial" fo:font-size="14pt" style:text-underline-style="none" officeooo:rsid="00702b22" officeooo:paragraph-rsid="0070fbde" style:font-size-asian="14pt" style:font-size-complex="14pt"/>
    </style:style>
    <style:style style:name="P10" style:family="paragraph" style:parent-style-name="Standard">
      <style:text-properties style:font-name="Arial" fo:font-size="14pt" style:text-underline-style="none" officeooo:rsid="006c9859" officeooo:paragraph-rsid="006c9859" style:font-size-asian="14pt" style:font-size-complex="14pt"/>
    </style:style>
    <style:style style:name="P11" style:family="paragraph" style:parent-style-name="Standard">
      <style:text-properties style:font-name="Arial" officeooo:rsid="00128a2b" officeooo:paragraph-rsid="007eae3e"/>
    </style:style>
    <style:style style:name="T1" style:family="text">
      <style:text-properties officeooo:rsid="00152a50"/>
    </style:style>
    <style:style style:name="T2" style:family="text">
      <style:text-properties style:font-name="Arial" officeooo:rsid="00152a50"/>
    </style:style>
    <style:style style:name="T3" style:family="text">
      <style:text-properties style:font-name="Arial" officeooo:rsid="00656635"/>
    </style:style>
    <style:style style:name="T4" style:family="text">
      <style:text-properties fo:font-size="14pt" style:text-underline-style="none" style:font-size-asian="14pt" style:font-size-complex="14pt"/>
    </style:style>
    <style:style style:name="T5" style:family="text">
      <style:text-properties fo:font-size="14pt" style:text-underline-style="none" officeooo:rsid="0048fc37" style:font-size-asian="14pt" style:font-size-complex="14pt"/>
    </style:style>
    <style:style style:name="T6" style:family="text">
      <style:text-properties fo:font-size="14pt" style:text-underline-style="none" officeooo:rsid="00150c5e" style:font-size-asian="14pt" style:font-size-complex="14pt"/>
    </style:style>
    <style:style style:name="T7" style:family="text">
      <style:text-properties fo:font-size="14pt" style:text-underline-style="none" officeooo:rsid="00152a50" style:font-size-asian="14pt" style:font-size-complex="14pt"/>
    </style:style>
    <style:style style:name="T8" style:family="text">
      <style:text-properties fo:font-size="14pt" style:text-underline-style="none" officeooo:rsid="006c9859" style:font-size-asian="14pt" style:font-size-complex="14pt"/>
    </style:style>
    <style:style style:name="T9" style:family="text">
      <style:text-properties fo:font-size="14pt" style:text-underline-style="none" officeooo:rsid="006e12b7" style:font-size-asian="14pt" style:font-size-complex="14pt"/>
    </style:style>
    <style:style style:name="T10" style:family="text">
      <style:text-properties fo:font-size="14pt" style:text-underline-style="none" officeooo:rsid="006fb8f3" style:font-size-asian="14pt" style:font-size-complex="14pt"/>
    </style:style>
    <style:style style:name="T11" style:family="text">
      <style:text-properties fo:font-size="14pt" style:text-underline-style="none" officeooo:rsid="00702b22" style:font-size-asian="14pt" style:font-size-complex="14pt"/>
    </style:style>
    <style:style style:name="T12" style:family="text">
      <style:text-properties fo:font-size="14pt" style:text-underline-style="none" officeooo:rsid="00726596" style:font-size-asian="14pt" style:font-size-complex="14pt"/>
    </style:style>
    <style:style style:name="T13" style:family="text">
      <style:text-properties fo:font-size="14pt" style:text-underline-style="none" officeooo:rsid="0073b0dc" style:font-size-asian="14pt" style:font-size-complex="14pt"/>
    </style:style>
    <style:style style:name="T14" style:family="text">
      <style:text-properties fo:font-size="14pt" style:text-underline-style="none" officeooo:rsid="0075cb35" style:font-size-asian="14pt" style:font-size-complex="14pt"/>
    </style:style>
    <style:style style:name="T15" style:family="text">
      <style:text-properties fo:font-size="14pt" style:text-underline-style="none" officeooo:rsid="0076e557" style:font-size-asian="14pt" style:font-size-complex="14pt"/>
    </style:style>
    <style:style style:name="T16" style:family="text">
      <style:text-properties fo:font-size="14pt" style:text-underline-style="none" officeooo:rsid="0077c19c" style:font-size-asian="14pt" style:font-size-complex="14pt"/>
    </style:style>
    <style:style style:name="T17" style:family="text">
      <style:text-properties fo:font-size="14pt" style:text-underline-style="none" officeooo:rsid="00780952" style:font-size-asian="14pt" style:font-size-complex="14pt"/>
    </style:style>
    <style:style style:name="T18" style:family="text">
      <style:text-properties fo:font-size="14pt" style:text-underline-style="none" officeooo:rsid="0079c53d" style:font-size-asian="14pt" style:font-size-complex="14pt"/>
    </style:style>
    <style:style style:name="T19" style:family="text">
      <style:text-properties fo:font-size="14pt" style:text-underline-style="none" officeooo:rsid="007b7beb" style:font-size-asian="14pt" style:font-size-complex="14pt"/>
    </style:style>
    <style:style style:name="T20" style:family="text">
      <style:text-properties fo:font-size="14pt" style:text-underline-style="none" officeooo:rsid="007eae3e"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5">U</text:span><text:span text:style-name="T4">m unsere Welt zum Positiven zu verändern</text:span><text:span text:style-name="T5"> wurde bereits vieles versucht</text:span><text:span text:style-name="T4">. </text:span><text:span text:style-name="T5">Teilweise</text:span><text:span text:style-name="T4"> ist dies sicherlich gelungen, doch der durchschlagende Erfolg blieb bis heute</text:span><text:span text:style-name="T6"> </text:span><text:span text:style-name="T4">aus meiner Sicht aus.</text:span><text:span text:style-name="T7"> Wie könnten wir also diese Herausforderung meistern?</text:span><text:span text:style-name="T14"> </text:span></text:p>
      <text:p text:style-name="P11"><text:span text:style-name="T14"/></text:p>
      <text:p text:style-name="P11"><text:span text:style-name="T14"/></text:p>
      <text:p text:style-name="P11"><text:span text:style-name="T14"/></text:p>
      <text:p text:style-name="P11"><text:span text:style-name="T14"/></text:p>
      <text:p text:style-name="P11"><text:span text:style-name="T14">Am Ursprung der Veränderung zu einer gerechten, friedlichen und glücklichen Menschheit steht meiner Meinung nach die Entwicklung des </text:span><text:span text:style-name="T9">Individuums</text:span><text:span text:style-name="T14">. </text:span><text:span text:style-name="T15">Bei diesem Prozess tauchen früher oder später Fragen auf wie, was trage ich </text:span><text:span text:style-name="T19">zu einer positiven Veränderung der Gesellschaft bei</text:span><text:span text:style-name="T15">? Wo verhalte ich mich unbewusst und verursache damit ungewolltes Leiden? </text:span><text:span text:style-name="T17">Wie kann ich ein</text:span><text:span text:style-name="T15"> glückliches und erfühltes Leben führen?</text:span><text:span text:style-name="T17"> Auf diese Fragen gibt es</text:span><text:span text:style-name="T15"> </text:span><text:span text:style-name="T17">m</text:span><text:span text:style-name="T15">it Sicherheit </text:span><text:span text:style-name="T17">unzählige</text:span><text:span text:style-name="T15"> gute </text:span><text:span text:style-name="T18">Antworten</text:span><text:span text:style-name="T19">, d</text:span><text:span text:style-name="T15">och wie </text:span><text:span text:style-name="T19">erhalte</text:span><text:span text:style-name="T16"> ich </text:span><text:span text:style-name="T19">d</text:span><text:span text:style-name="T16">iese?</text:span><text:span text:style-name="T17"> In der Vergangenheit war d</text:span></text:p>
      <text:p text:style-name="P4"/>
      <text:p text:style-name="P3"><text:span text:style-name="T16">Seit relativ kurzer Zeit steht uns eine Technologie zur Verfügung</text:span><text:span text:style-name="T7">, welche den entscheidenden Unterschied zu früher ausmachen könnte. Das Internet!</text:span><text:span text:style-name="T16"> Mit Hilfe dieses Mediums können wir uns viel einfacher und schneller als früher austauschen. Wissen, welches früher nur einigen Wenigen vorbehalten war, ist nun für die breite Öffentlichkeit verfügbar. </text:span></text:p>
      <text:p text:style-name="P5"/>
      <text:p text:style-name="P6"/>
      <text:p text:style-name="P2"><text:span text:style-name="T7">Ich bin der Überzeugung, dass Veränderungen zum Vorteil Aller nicht von Oben nach Unten diktiert werden.</text:span><text:span text:style-name="T13"> Das</text:span><text:span text:style-name="T7"> </text:span><text:span text:style-name="T13">e</text:span><text:span text:style-name="T8">ine soziale Umwälzung zu einer gerechten </text:span><text:span text:style-name="T9">Welt</text:span><text:span text:style-name="T13"> bei</text:span><text:span text:style-name="T8"> jedem Einzelnen</text:span><text:span text:style-name="T13"> beginnt</text:span><text:span text:style-name="T8">. Wie verhalten </text:span><text:span text:style-name="T10">ich mich</text:span><text:span text:style-name="T8"> gegenüber </text:span><text:span text:style-name="T10">meinem</text:span><text:span text:style-name="T8"> Umfeld?</text:span><text:span text:style-name="T10"> Was kann ich tun, um einen Beitrag für eine friedliche Zukunft zu leisten?</text:span><text:span text:style-name="T11"> Wo verhalte ich mich unbewusst und verursache ungewolltes Leiden?</text:span><text:span text:style-name="T12"> </text:span><text:span text:style-name="T9">Aus diesem Grund steht für mich die Entwicklung des Individuums am Ursprung zu einer </text:span><text:span text:style-name="T12">achtsameren</text:span><text:span text:style-name="T9"> </text:span><text:span text:style-name="T11">Menschheit</text:span><text:span text:style-name="T9">.</text:span><text:span text:style-name="T11"> </text:span></text:p>
      <text:p text:style-name="P9"/>
      <text:p text:style-name="P10"/>
      <text:p text:style-name="P7">Um nachhaltige Lösungen umzusetzen braucht es die Bereitschaft eines jeden Einzelnen. </text:p>
      <text:p text:style-name="P1"/>
      <text:p text:style-name="P1"/>
      <text:p text:style-name="P1"><text:span text:style-name="T1">Seit relativ kurzer Zeit steht uns eine Technologie zur Verfügung, welche den entscheidenden Unterschied zu früher ausmachen könnte. Das Internet! Dieses Medium bietet die Chance, dass wir uns auf völlig neue Art und Weise vernetzen können. Es könnte ein Schlüssel sein, um gemeinsam nachhaltige Lösungen für eine gerechte Zukunft umzusetzen. Doch fehlt meiner Meinung nach ein geeignetes, modernes Werkzeug um dieses Ziel zu erreichen. Aus diesem Grund habe ich mit der Programmierung von Elyoos begonnen. </text:span><text:span text:style-name="T2">Ich </text:span><text:soft-page-break/><text:span text:style-name="T2">bin der Überzeugung, das die Zeit reif ist für eine solche Plattform. Eine welche die Idee des sozialen Netzwerkes</text:span><text:span text:style-name="T3">,</text:span><text:span text:style-name="T2"> wie wir es bisher kennen</text:span><text:span text:style-name="T3">,</text:span><text:span text:style-name="T2"> auf die nächste Evolutionsstufe hebt. </text:span></text:p>
      <text:p text:style-name="P8"/>
      <text:p text:style-name="P8"/>
      <text:p text:style-name="P8"/>
      <text:p text:style-name="P8"/>
      <text:p text:style-name="P8"/>
      <text:p text:style-name="P8">Mit diesem Werkzeug wird der Austausch von hilfreichen Informationen viel effizienter. Die vielen guten Projekte und Lösungsvorschläge, welche irgendwo verzettelt im Internet zu finden sind, werden leichter auffindbar. Zudem wird es einfacher von den Erfahrungen und dem Wissen anderer zu profitieren. Diese virtuelle Vernetzung soll unterstützend wirken und aufzeigen: ich bin nicht alleine und es gibt ganz viele Leute welche die Gesellschaft konstruktiv zum Wohle Aller mitgest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07:22:13.019000000</meta:creation-date>
    <dc:date>2017-04-16T19:37:14.006000000</dc:date>
    <meta:editing-duration>PT14H22M44S</meta:editing-duration>
    <meta:editing-cycles>52</meta:editing-cycles>
    <meta:generator>LibreOffice/5.2.5.1$Windows_x86 LibreOffice_project/0312e1a284a7d50ca85a365c316c7abbf20a4d22</meta:generator>
    <meta:document-statistic meta:table-count="0" meta:image-count="0" meta:object-count="0" meta:page-count="2" meta:paragraph-count="7" meta:word-count="417" meta:character-count="2854" meta:non-whitespace-character-count="2439"/>
  </office:meta>
</office:document-meta>
</file>